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March 15, 2022 (09:23:1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3:34Z</meta:creation-date>
    <dc:date>2022-03-15T13:23:34Z</dc:date>
    <meta:user-defined meta:name="date" meta:value-type="string">March  15, 2022 (09:23:1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